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2.249cm" style:rel-column-width="8670*"/>
    </style:style>
    <style:style style:name="Table1.B" style:family="table-column">
      <style:table-column-properties style:column-width="3.374cm" style:rel-column-width="13009*"/>
    </style:style>
    <style:style style:name="Table1.C" style:family="table-column">
      <style:table-column-properties style:column-width="11.375cm" style:rel-column-width="43856*"/>
    </style:style>
    <style:style style:name="Table1.A1" style:family="table-cell">
      <style:table-cell-properties fo:padding="0.097cm" fo:border-left="0.002cm solid #000000" fo:border-right="none" fo:border-top="0.002cm solid #000000" fo:border-bottom="0.035cm solid #000000"/>
    </style:style>
    <style:style style:name="Table1.C1" style:family="table-cell">
      <style:table-cell-properties fo:padding="0.097cm" fo:border-left="0.002cm solid #000000" fo:border-right="0.002cm solid #000000" fo:border-top="0.002cm solid #000000" fo:border-bottom="0.035cm solid #000000"/>
    </style:style>
    <style:style style:name="Table1.2" style:family="table-row">
      <style:table-row-properties style:min-row-height="0.092cm"/>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2.646cm" style:rel-column-width="10200*"/>
    </style:style>
    <style:style style:name="Table5.B" style:family="table-column">
      <style:table-column-properties style:column-width="2.492cm" style:rel-column-width="9608*"/>
    </style:style>
    <style:style style:name="Table5.C" style:family="table-column">
      <style:table-column-properties style:column-width="11.86cm" style:rel-column-width="45727*"/>
    </style:style>
    <style:style style:name="Table5.A1" style:family="table-cell">
      <style:table-cell-properties fo:padding="0.097cm" fo:border-left="0.002cm solid #000000" fo:border-right="none" fo:border-top="0.002cm solid #000000" fo:border-bottom="0.035cm solid #000000"/>
    </style:style>
    <style:style style:name="Table5.C1" style:family="table-cell">
      <style:table-cell-properties fo:padding="0.097cm" fo:border-left="0.002cm solid #000000" fo:border-right="0.002cm solid #000000" fo:border-top="0.002cm solid #000000" fo:border-bottom="0.035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4.124cm" style:rel-column-width="15899*"/>
    </style:style>
    <style:style style:name="Table3.B" style:family="table-column">
      <style:table-column-properties style:column-width="1.147cm" style:rel-column-width="4420*"/>
    </style:style>
    <style:style style:name="Table3.C" style:family="table-column">
      <style:table-column-properties style:column-width="11.728cm" style:rel-column-width="45216*"/>
    </style:style>
    <style:style style:name="Table3.A1" style:family="table-cell">
      <style:table-cell-properties fo:padding="0.097cm" fo:border-left="0.002cm solid #000000" fo:border-right="none" fo:border-top="0.002cm solid #000000" fo:border-bottom="0.035cm solid #000000"/>
    </style:style>
    <style:style style:name="Table3.C1" style:family="table-cell">
      <style:table-cell-properties fo:padding="0.097cm" fo:border-left="0.002cm solid #000000" fo:border-right="0.002cm solid #000000" fo:border-top="0.002cm solid #000000" fo:border-bottom="0.035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685cm" style:rel-column-width="14205*"/>
    </style:style>
    <style:style style:name="Table4.B" style:family="table-column">
      <style:table-column-properties style:column-width="13.314cm" style:rel-column-width="51330*"/>
    </style:style>
    <style:style style:name="Table4.A1" style:family="table-cell">
      <style:table-cell-properties fo:padding="0.097cm" fo:border-left="0.002cm solid #000000" fo:border-right="none" fo:border-top="0.002cm solid #000000" fo:border-bottom="0.035cm solid #000000"/>
    </style:style>
    <style:style style:name="Table4.B1" style:family="table-cell">
      <style:table-cell-properties fo:padding="0.097cm" fo:border-left="0.002cm solid #000000" fo:border-right="0.002cm solid #000000" fo:border-top="0.002cm solid #000000" fo:border-bottom="0.035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2.272cm" style:rel-column-width="8758*"/>
    </style:style>
    <style:style style:name="Table2.B" style:family="table-column">
      <style:table-column-properties style:column-width="1.323cm" style:rel-column-width="5100*"/>
    </style:style>
    <style:style style:name="Table2.C" style:family="table-column">
      <style:table-column-properties style:column-width="2.138cm" style:rel-column-width="8242*"/>
    </style:style>
    <style:style style:name="Table2.D" style:family="table-column">
      <style:table-column-properties style:column-width="11.266cm" style:rel-column-width="43435*"/>
    </style:style>
    <style:style style:name="Table2.A1" style:family="table-cell">
      <style:table-cell-properties fo:padding="0.097cm" fo:border-left="0.002cm solid #000000" fo:border-right="none" fo:border-top="0.002cm solid #000000" fo:border-bottom="0.035cm solid #000000"/>
    </style:style>
    <style:style style:name="Table2.D1" style:family="table-cell">
      <style:table-cell-properties fo:padding="0.097cm" fo:border-left="0.002cm solid #000000" fo:border-right="0.002cm solid #000000" fo:border-top="0.002cm solid #000000" fo:border-bottom="0.035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text-properties fo:font-style="italic" style:font-style-asian="italic" style:font-style-complex="italic"/>
    </style:style>
    <style:style style:name="P4" style:family="paragraph" style:parent-style-name="Standard">
      <style:text-properties fo:color="#5c5c5c" style:font-name="Monospace" fo:font-size="10pt" style:font-name-asian="Monospace" style:font-size-asian="10pt" style:font-name-complex="Monospace" style:font-size-complex="10pt"/>
    </style:style>
    <style:style style:name="P5" style:family="paragraph" style:parent-style-name="Text_20_body">
      <style:text-properties fo:font-style="normal" style:font-style-asian="normal" style:font-style-complex="normal"/>
    </style:style>
    <style:style style:name="P6" style:family="paragraph" style:parent-style-name="Standard" style:list-style-name="L1"/>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color="#5c5c5c" style:font-name="Monospace" fo:font-size="10pt" style:font-name-asian="Monospace" style:font-size-asian="10pt" style:font-name-complex="Monospace" style:font-size-complex="10pt"/>
    </style:style>
    <style:style style:name="T6" style:family="text">
      <style:text-properties fo:color="#005c00" style:font-name="Monospace" fo:font-size="10pt" style:font-name-asian="Monospace" style:font-size-asian="10pt" style:font-name-complex="Monospace" style:font-size-complex="10pt"/>
    </style:style>
    <style:style style:name="T7" style:family="text">
      <style:text-properties style:font-name="Monospace" fo:font-size="10pt" style:font-name-asian="Monospace" style:font-size-asian="10pt" style:font-name-complex="Monospace" style:font-size-complex="10pt"/>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figuration and Bootstraping</text:p>
      <text:h text:style-name="Heading_20_1" text:outline-level="1">Id scheme for entries</text:h>
      <text:p text:style-name="Text_20_body">Every <text:span text:style-name="T1">Entry</text:span> in SCAM have a unique id within its <text:span text:style-name="T1">Context</text:span>. All regular entries have entryIds that are positive integers &gt;=1. In addition there are system maintained entries that begin with '_'. In every contexts all system maintained entries can be listed via the special system entry with id '_systemEntries'. When regular entries are removed from a Context it leaves "holes" in the consecutive numbering, these numbers should not be reused as it is better that external references to these entries break (with an appropriate error code) than erroneously being served with another entry.</text:p>
      <text:p text:style-name="Text_20_body">Contexts are themselves resources managed as entries in a special <text:span text:style-name="T1">ContextManager</text:span><text:span text:style-name="T3">.</text:span> The ContextManager separates between regular contexts and specific system managed Contexts (with have id's that start with '_'). The ContextManager is itself a SystemContext with id '_contexts'.</text:p>
      <text:h text:style-name="Heading_20_1" text:outline-level="1">System Contexts</text:h>
      <text:p text:style-name="P5">Below is a list of required or optional SystemContexts:</text:p>
      <table:table table:name="Table1" table:style-name="Table1">
        <table:table-column table:style-name="Table1.A"/>
        <table:table-column table:style-name="Table1.B"/>
        <table:table-column table:style-name="Table1.C"/>
        <table:table-row>
          <table:table-cell table:style-name="Table1.A1" office:value-type="string">
            <text:p text:style-name="P2">EntryId</text:p>
          </table:table-cell>
          <table:table-cell table:style-name="Table1.A1" office:value-type="string">
            <text:p text:style-name="P2">SystemContext</text:p>
          </table:table-cell>
          <table:table-cell table:style-name="Table1.C1" office:value-type="string">
            <text:p text:style-name="P2">Comment</text:p>
          </table:table-cell>
        </table:table-row>
        <table:table-row table:style-name="Table1.2">
          <table:table-cell table:style-name="Table1.A2" office:value-type="string">
            <text:p text:style-name="Table_20_Contents">_contexts (required)</text:p>
          </table:table-cell>
          <table:table-cell table:style-name="Table1.A2" office:value-type="string">
            <text:p text:style-name="Table_20_Contents">ContextManager</text:p>
          </table:table-cell>
          <table:table-cell table:style-name="Table1.C2" office:value-type="string">
            <text:p text:style-name="Table_20_Contents">Manages all contexts, buth SystemContexts and regular Contexts.</text:p>
          </table:table-cell>
        </table:table-row>
        <table:table-row>
          <table:table-cell table:style-name="Table1.A2" office:value-type="string">
            <text:p text:style-name="Table_20_Contents">_principals (required)</text:p>
          </table:table-cell>
          <table:table-cell table:style-name="Table1.A2" office:value-type="string">
            <text:p text:style-name="Table_20_Contents">PrincipalManager</text:p>
          </table:table-cell>
          <table:table-cell table:style-name="Table1.C2" office:value-type="string">
            <text:p text:style-name="Table_20_Contents">Manages available Users and Groups.</text:p>
          </table:table-cell>
        </table:table-row>
        <table:table-row>
          <table:table-cell table:style-name="Table1.A2" office:value-type="string">
            <text:p text:style-name="Table_20_Contents">_ontologies (required)</text:p>
          </table:table-cell>
          <table:table-cell table:style-name="Table1.A2" office:value-type="string">
            <text:p text:style-name="Table_20_Contents">OntologyManager</text:p>
          </table:table-cell>
          <table:table-cell table:style-name="Table1.C2" office:value-type="string">
            <text:p text:style-name="Table_20_Contents">Manages ontologies, RDF schemas etc. in separate Named Graphs (i.e. as separate entries).</text:p>
            <text:p text:style-name="Table_20_Contents">It contains a first entry which is a set of commonly used abbreviations for namespaces (used repository wide).</text:p>
          </table:table-cell>
        </table:table-row>
        <table:table-row>
          <table:table-cell table:style-name="Table1.A2" office:value-type="string">
            <text:p text:style-name="Table_20_Contents">_types (optional)</text:p>
          </table:table-cell>
          <table:table-cell table:style-name="Table1.A2" office:value-type="string">
            <text:p text:style-name="Table_20_Contents">TypeManager</text:p>
          </table:table-cell>
          <table:table-cell table:style-name="Table1.C2" office:value-type="string">
            <text:p text:style-name="Table_20_Contents">Manages available conceptual/intentional types and which metadata they should express.</text:p>
          </table:table-cell>
        </table:table-row>
        <table:table-row>
          <table:table-cell table:style-name="Table1.A2" office:value-type="string">
            <text:p text:style-name="Table_20_Contents">_tags (optional)</text:p>
          </table:table-cell>
          <table:table-cell table:style-name="Table1.A2" office:value-type="string">
            <text:p text:style-name="Table_20_Contents">TagManager</text:p>
          </table:table-cell>
          <table:table-cell table:style-name="Table1.C2" office:value-type="string">
            <text:p text:style-name="Table_20_Contents">Manages common tags and their use.</text:p>
          </table:table-cell>
        </table:table-row>
        <table:table-row>
          <table:table-cell table:style-name="Table1.A2" office:value-type="string">
            <text:p text:style-name="Table_20_Contents">_history</text:p>
            <text:p text:style-name="Table_20_Contents">(optional)</text:p>
          </table:table-cell>
          <table:table-cell table:style-name="Table1.A2" office:value-type="string">
            <text:p text:style-name="Table_20_Contents">HistoryManager</text:p>
          </table:table-cell>
          <table:table-cell table:style-name="Table1.C2" office:value-type="string">
            <text:p text:style-name="Table_20_Contents">Keeps track of changes in the system, granularity should be configurable.</text:p>
          </table:table-cell>
        </table:table-row>
        <table:table-row>
          <table:table-cell table:style-name="Table1.A2" office:value-type="string">
            <text:p text:style-name="Table_20_Contents">_statistics (optional)</text:p>
          </table:table-cell>
          <table:table-cell table:style-name="Table1.A2" office:value-type="string">
            <text:p text:style-name="Table_20_Contents">StatisticsManager</text:p>
          </table:table-cell>
          <table:table-cell table:style-name="Table1.C2" office:value-type="string">
            <text:p text:style-name="Table_20_Contents">Exposes statistics, e.g. amount of activity per day.</text:p>
          </table:table-cell>
        </table:table-row>
      </table:table>
      <text:h text:style-name="Heading_20_2" text:outline-level="2">ContextManager</text:h>
      <text:p text:style-name="P5">The ContextManager manages all contexts, both system and regular contexts. Which of the system context that are available in a specific installation can be determined by looking at the system entry list for ContextManager, that is '_systemEntries'. That the ContextManager contains itself might be somewhat confusing, but, in practice it is merely a clever bootstraping mechanism to avoid introducing additional and unnecessary functionality for this special case.</text:p>
      <text:p text:style-name="P5">The ContextManager may contain other things than contexts, for example it might contain Lists. As it is possible give specific access to a Lists which is not given to the context as a whole, it can be used to delegate the administrative task of managing contexts for various groups of users.</text:p>
      <text:p text:style-name="Text_20_body">Ownership of a context is decided by the access control of the resource in the entry. If an user is <text:soft-page-break/>trusted he can be given access control on the entry as a whole, allowing him to selectively give other users access to his context as a whole. Although, the user cannot remove the context itself as that would require access to the ContextManager or a List therein depending on where the entry for the context resides. Note that all that have write permissions on the context are effectively considered owners of it.</text:p>
      <text:h text:style-name="Heading_20_2" text:outline-level="2">PrincipalManager</text:h>
      <text:p text:style-name="Text_20_body">The PrincipalManager manages all Principals in the system. Just like the ContextManager the PrincipalManager may contain other things than Principals, for example Lists. As before, these Lists can be used to delegate the administrative task of managing Principals for various groups of users.</text:p>
      <text:p text:style-name="Text_20_body">To allow a user to change his own descriptive metadata the Principal metadata's access control list includes the principal itself. The same principle does not apply to a group as it is not obvious that all members of the group should administer the group. Instead, it is sensible to from the start appoint a group administrator who oversees the group, both when it comes to it's descriptive metadata as well as to include or exclude members. For having right to the latter task the appointed group administrator needs to have write access on the groups resource.</text:p>
      <text:p text:style-name="Text_20_body">There are a few special system principals:</text:p>
      <table:table table:name="Table5" table:style-name="Table5">
        <table:table-column table:style-name="Table5.A"/>
        <table:table-column table:style-name="Table5.B"/>
        <table:table-column table:style-name="Table5.C"/>
        <table:table-row>
          <table:table-cell table:style-name="Table5.A1" office:value-type="string">
            <text:p text:style-name="P2">entryId</text:p>
          </table:table-cell>
          <table:table-cell table:style-name="Table5.A1" office:value-type="string">
            <text:p text:style-name="P2">Name</text:p>
          </table:table-cell>
          <table:table-cell table:style-name="Table5.C1" office:value-type="string">
            <text:p text:style-name="P2">Comment</text:p>
          </table:table-cell>
        </table:table-row>
        <table:table-row>
          <table:table-cell table:style-name="Table5.A2" office:value-type="string">
            <text:p text:style-name="Table_20_Contents">_admin</text:p>
          </table:table-cell>
          <table:table-cell table:style-name="Table5.A2" office:value-type="string">
            <text:p text:style-name="Table_20_Contents">admin</text:p>
          </table:table-cell>
          <table:table-cell table:style-name="Table5.C2" office:value-type="string">
            <text:p text:style-name="Table_20_Contents">This is the super administrator that has rights to do everything. This is the only user that is available by default.</text:p>
          </table:table-cell>
        </table:table-row>
        <table:table-row>
          <table:table-cell table:style-name="Table5.A2" office:value-type="string">
            <text:p text:style-name="Table_20_Contents">_admins</text:p>
          </table:table-cell>
          <table:table-cell table:style-name="Table5.A2" office:value-type="string">
            <text:p text:style-name="Table_20_Contents">admins</text:p>
          </table:table-cell>
          <table:table-cell table:style-name="Table5.C2" office:value-type="string">
            <text:p text:style-name="Table_20_Contents">This group is used to delegate super administrative privileges to a wider group of people.</text:p>
          </table:table-cell>
        </table:table-row>
        <table:table-row>
          <table:table-cell table:style-name="Table5.A2" office:value-type="string">
            <text:p text:style-name="Table_20_Contents">_users</text:p>
          </table:table-cell>
          <table:table-cell table:style-name="Table5.A2" office:value-type="string">
            <text:p text:style-name="Table_20_Contents">users</text:p>
          </table:table-cell>
          <table:table-cell table:style-name="Table5.C2" office:value-type="string">
            <text:p text:style-name="Table_20_Contents">Every user except guest and members of guestgroup are by default members of this group.</text:p>
          </table:table-cell>
        </table:table-row>
        <table:table-row>
          <table:table-cell table:style-name="Table5.A2" office:value-type="string">
            <text:p text:style-name="Table_20_Contents">_guest</text:p>
          </table:table-cell>
          <table:table-cell table:style-name="Table5.A2" office:value-type="string">
            <text:p text:style-name="Table_20_Contents">guest</text:p>
          </table:table-cell>
          <table:table-cell table:style-name="Table5.C2" office:value-type="string">
            <text:p text:style-name="Table_20_Contents">Every unauthenticated user will by default appear to be this user, except if members of guestgroup is used instead.</text:p>
          </table:table-cell>
        </table:table-row>
        <table:table-row>
          <table:table-cell table:style-name="Table5.A2" office:value-type="string">
            <text:p text:style-name="Table_20_Contents">_guestGroup</text:p>
          </table:table-cell>
          <table:table-cell table:style-name="Table5.A2" office:value-type="string">
            <text:p text:style-name="Table_20_Contents">guestgroup</text:p>
          </table:table-cell>
          <table:table-cell table:style-name="Table5.C2" office:value-type="string">
            <text:p text:style-name="Table_20_Contents">If needed, unauthenticated may be divided into separate principals that are members of this group, e.g. based on IP numbers or some simple challenge response mechanism. The main purpose of having the guestgroup is to provide a mechanism to divide guests into various principals without having them show up in the user group.</text:p>
          </table:table-cell>
        </table:table-row>
      </table:table>
      <text:p text:style-name="Text_20_body"/>
      <text:h text:style-name="Heading_20_2" text:outline-level="2">OntologyManager</text:h>
      <text:p text:style-name="Table_20_Contents">Manages ontologies, RDF schemas etc. in separate Named Graphs (i.e. as separate entries). An entry for a RDF schema has BuiltinType RDF which means that the resource itself is a Named Graph where the RDF schema is expressed. The metadata is used to describe the RDF schema and the entry information is as usual mostly administrative information.</text:p>
      <text:p text:style-name="Table_20_Contents">An RDF schema or ontology defines a range of terms, for example classes, <text:s/>instances and properties that belong together. One indication of this belongingship is that they share the same namespace. To simplify for managing RDF in the rest of the repository we introduce a special namespace system entry. In this namespace entry (with the entryId <text:s/>_namespace) a small datastructure is kept that connects a namespace with an abbreviation and a reference to a entry (if any) where the terms are defined.</text:p>
      <text:p text:style-name="Table_20_Contents"/>
      <text:p text:style-name="Table_20_Contents">This namespace entry are used repository wide for expanding namespace abbreviations in for <text:soft-page-break/>example JDIL constructs.</text:p>
      <text:h text:style-name="Heading_20_2" text:outline-level="2">TypeManager</text:h>
      <text:p text:style-name="Text_20_body">In SCAM there are 5 typing schemes: LocationType, RepresentationType, BuiltinType, MimeType and ApplicationType. The three first have been covered before in the API document, they describes the basic character of the entry so that it can be managed by the repository and application correctly. These three type schemes all have their respective fixed ranges of values (types) to choose from. </text:p>
      <text:p text:style-name="Text_20_body">The MimeType is only useful when the entry's resource has a digital representation. The acceptable MimeTypes are defined in RFC ?? which are a regularly updated by standardization bodies (??) to reflect new kind of digital representations.</text:p>
      <text:p text:style-name="Text_20_body">This leaves ApplicationType which has neither been discussed in detail before nor a fixed range of acceptable values. The purpose of ApplicationType is to give each SCAM installation, as well as end users, the power to define new types and how they should be used without interfering with the other four types schemes.</text:p>
      <text:p text:style-name="Text_20_body">The TypeManager includes a range of default system Lists to access and manage the type schemes.</text:p>
      <table:table table:name="Table3" table:style-name="Table3">
        <table:table-column table:style-name="Table3.A"/>
        <table:table-column table:style-name="Table3.B"/>
        <table:table-column table:style-name="Table3.C"/>
        <table:table-row>
          <table:table-cell table:style-name="Table3.A1" office:value-type="string">
            <text:p text:style-name="P2">EntryId</text:p>
          </table:table-cell>
          <table:table-cell table:style-name="Table3.A1" office:value-type="string">
            <text:p text:style-name="P2">Type</text:p>
          </table:table-cell>
          <table:table-cell table:style-name="Table3.C1" office:value-type="string">
            <text:p text:style-name="P2">Comment</text:p>
          </table:table-cell>
        </table:table-row>
        <table:table-row>
          <table:table-cell table:style-name="Table3.A2" office:value-type="string">
            <text:p text:style-name="Table_20_Contents">_referenceTypes</text:p>
          </table:table-cell>
          <table:table-cell table:style-name="Table3.A2" office:value-type="string">
            <text:p text:style-name="Table_20_Contents">List</text:p>
          </table:table-cell>
          <table:table-cell table:style-name="Table3.C2" office:value-type="string">
            <text:p text:style-name="Table_20_Contents">A fixed List of all the ReferenceTypes.</text:p>
          </table:table-cell>
        </table:table-row>
        <table:table-row>
          <table:table-cell table:style-name="Table3.A2" office:value-type="string">
            <text:p text:style-name="Table_20_Contents">_locationTypes</text:p>
          </table:table-cell>
          <table:table-cell table:style-name="Table3.A2" office:value-type="string">
            <text:p text:style-name="Table_20_Contents">List</text:p>
          </table:table-cell>
          <table:table-cell table:style-name="Table3.C2" office:value-type="string">
            <text:p text:style-name="Table_20_Contents">A fixed List of all the LocationTypes.</text:p>
          </table:table-cell>
        </table:table-row>
        <table:table-row>
          <table:table-cell table:style-name="Table3.A2" office:value-type="string">
            <text:p text:style-name="Table_20_Contents">_builtinTypes</text:p>
          </table:table-cell>
          <table:table-cell table:style-name="Table3.A2" office:value-type="string">
            <text:p text:style-name="Table_20_Contents">List</text:p>
          </table:table-cell>
          <table:table-cell table:style-name="Table3.C2" office:value-type="string">
            <text:p text:style-name="Table_20_Contents">A fixed List of all the BuiltinTypes.</text:p>
          </table:table-cell>
        </table:table-row>
        <table:table-row>
          <table:table-cell table:style-name="Table3.A2" office:value-type="string">
            <text:p text:style-name="Table_20_Contents">_mimeTypes</text:p>
          </table:table-cell>
          <table:table-cell table:style-name="Table3.A2" office:value-type="string">
            <text:p text:style-name="Table_20_Contents">List</text:p>
          </table:table-cell>
          <table:table-cell table:style-name="Table3.C2" office:value-type="string">
            <text:p text:style-name="Table_20_Contents">A fixed List of standard mimetypes.</text:p>
          </table:table-cell>
        </table:table-row>
        <table:table-row>
          <table:table-cell table:style-name="Table3.A2" office:value-type="string">
            <text:p text:style-name="Table_20_Contents">_applicationTypesIR</text:p>
          </table:table-cell>
          <table:table-cell table:style-name="Table3.A2" office:value-type="string">
            <text:p text:style-name="Table_20_Contents">List </text:p>
          </table:table-cell>
          <table:table-cell table:style-name="Table3.C2" office:value-type="string">
            <text:p text:style-name="Table_20_Contents">Editable List where all ApplicationTypes for digital resources should be kept, that is, they can be combined with the InformationResource or ResolvableInformationResource types.</text:p>
          </table:table-cell>
        </table:table-row>
        <table:table-row>
          <table:table-cell table:style-name="Table3.A2" office:value-type="string">
            <text:p text:style-name="Table_20_Contents">_applicationTypesNIR</text:p>
          </table:table-cell>
          <table:table-cell table:style-name="Table3.A2" office:value-type="string">
            <text:p text:style-name="Table_20_Contents">List </text:p>
          </table:table-cell>
          <table:table-cell table:style-name="Table3.C2" office:value-type="string">
            <text:p text:style-name="Table_20_Contents">Editable List where all ApplicationTypes for non digital resources should be kept, that is, they can be combined with the NamedResource type. </text:p>
          </table:table-cell>
        </table:table-row>
      </table:table>
      <text:p text:style-name="Standard">Note that there might be further Lists. However, these six system Lists correspond to the least common denominator that is envisioned to be useful by applications built on top of SCAM.</text:p>
      <text:p text:style-name="Standard"/>
      <text:p text:style-name="Standard">Each type are expressed as an entry with the following characteristics:</text:p>
      <table:table table:name="Table4" table:style-name="Table4">
        <table:table-column table:style-name="Table4.A"/>
        <table:table-column table:style-name="Table4.B"/>
        <table:table-row>
          <table:table-cell table:style-name="Table4.A1" office:value-type="string">
            <text:p text:style-name="P2">Type scheme</text:p>
          </table:table-cell>
          <table:table-cell table:style-name="Table4.B1" office:value-type="string">
            <text:p text:style-name="P2">Value</text:p>
          </table:table-cell>
        </table:table-row>
        <table:table-row>
          <table:table-cell table:style-name="Table4.A2" office:value-type="string">
            <text:p text:style-name="Table_20_Contents">ReferenceType</text:p>
          </table:table-cell>
          <table:table-cell table:style-name="Table4.B2" office:value-type="string">
            <text:p text:style-name="P3">NamedResource</text:p>
          </table:table-cell>
        </table:table-row>
        <table:table-row>
          <table:table-cell table:style-name="Table4.A2" office:value-type="string">
            <text:p text:style-name="Table_20_Contents">LocationType</text:p>
          </table:table-cell>
          <table:table-cell table:style-name="Table4.B2" office:value-type="string">
            <text:p text:style-name="Table_20_Contents"><text:span text:style-name="T1">Link</text:span> is the most common value as the URI for the type in most cases have been agreed upon independently of the specific SCAM installation. In some cases the type has an external metadata definition that can be pointed to, then <text:s/><text:span text:style-name="T1">Reference</text:span> or <text:span text:style-name="T1">LinkReference</text:span><text:span text:style-name="T3"> should be used</text:span>.</text:p>
          </table:table-cell>
        </table:table-row>
        <table:table-row>
          <table:table-cell table:style-name="Table4.A2" office:value-type="string">
            <text:p text:style-name="Table_20_Contents">BuiltinType</text:p>
          </table:table-cell>
          <table:table-cell table:style-name="Table4.B2" office:value-type="string">
            <text:p text:style-name="P3">None</text:p>
          </table:table-cell>
        </table:table-row>
      </table:table>
      <text:p text:style-name="Standard"/>
      <text:p text:style-name="Standard">The metadata for each type entry should include relations to other types such as rdfs:subclassOf, rdf:type, as well as describe it briefly via rdfs:comment etc. As the Reference, Location, and BuiltinType are all represented as classes, that is rdfs:Class, all ApplicationTypes are also recommended to be defined as classes.</text:p>
      <text:p text:style-name="Standard">MimeTypes have a plain string representation, for example "application/pdf", which is expressed via a rdf:value property in the metadata. It is this string that is used as value of the dcterms:format property in other entries. All the other types are classes and should be indicated in other entries via an rdf:type according to what has been specified in the RDF-expression document.</text:p>
      <text:h text:style-name="Heading_20_1" text:outline-level="1"><text:soft-page-break/>Regular Contexts</text:h>
      <text:p text:style-name="P5">A regular Context (the contexts entryId &gt; 100) has in itself the same range of reserved entryIds, however for other purposes. Below is a list of these reserved entryids in regular context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EntryId</text:p>
          </table:table-cell>
          <table:table-cell table:style-name="Table2.A1" office:value-type="string">
            <text:p text:style-name="P2">Type</text:p>
          </table:table-cell>
          <table:table-cell table:style-name="Table2.A1" office:value-type="string">
            <text:p text:style-name="P2">Name</text:p>
          </table:table-cell>
          <table:table-cell table:style-name="Table2.D1" office:value-type="string">
            <text:p text:style-name="P2">Comment</text:p>
          </table:table-cell>
        </table:table-row>
        <table:table-row>
          <table:table-cell table:style-name="Table2.A2" office:value-type="string">
            <text:p text:style-name="Table_20_Contents">_top</text:p>
          </table:table-cell>
          <table:table-cell table:style-name="Table2.A2" office:value-type="string">
            <text:p text:style-name="Table_20_Contents">List </text:p>
          </table:table-cell>
          <table:table-cell table:style-name="Table2.A2" office:value-type="string">
            <text:p text:style-name="Table_20_Contents">Top</text:p>
          </table:table-cell>
          <table:table-cell table:style-name="Table2.D2" office:value-type="string">
            <text:p text:style-name="Table_20_Contents">Editable top level folder, cannot be removed.</text:p>
          </table:table-cell>
        </table:table-row>
        <table:table-row>
          <table:table-cell table:style-name="Table2.A2" office:value-type="string">
            <text:p text:style-name="Table_20_Contents">_contacts</text:p>
          </table:table-cell>
          <table:table-cell table:style-name="Table2.A2" office:value-type="string">
            <text:p text:style-name="Table_20_Contents">List</text:p>
          </table:table-cell>
          <table:table-cell table:style-name="Table2.A2" office:value-type="string">
            <text:p text:style-name="Table_20_Contents">Contacts</text:p>
          </table:table-cell>
          <table:table-cell table:style-name="Table2.D2" office:value-type="string">
            <text:p text:style-name="Table_20_Contents">A List of principals often used, useful as a contact list / friends list. Also useful when choosing principals for the access control on Entrys.</text:p>
          </table:table-cell>
        </table:table-row>
        <table:table-row>
          <table:table-cell table:style-name="Table2.A2" office:value-type="string">
            <text:p text:style-name="Table_20_Contents">_ontologies</text:p>
          </table:table-cell>
          <table:table-cell table:style-name="Table2.A2" office:value-type="string">
            <text:p text:style-name="Table_20_Contents">List</text:p>
          </table:table-cell>
          <table:table-cell table:style-name="Table2.A2" office:value-type="string">
            <text:p text:style-name="Table_20_Contents">Ontologies</text:p>
          </table:table-cell>
          <table:table-cell table:style-name="Table2.D2" office:value-type="string">
            <text:p text:style-name="Table_20_Contents">A List of ontologies specific to this context.</text:p>
          </table:table-cell>
        </table:table-row>
        <table:table-row>
          <table:table-cell table:style-name="Table2.A2" office:value-type="string">
            <text:p text:style-name="Table_20_Contents">_types</text:p>
          </table:table-cell>
          <table:table-cell table:style-name="Table2.A2" office:value-type="string">
            <text:p text:style-name="Table_20_Contents">List</text:p>
          </table:table-cell>
          <table:table-cell table:style-name="Table2.A2" office:value-type="string">
            <text:p text:style-name="Table_20_Contents">Types</text:p>
          </table:table-cell>
          <table:table-cell table:style-name="Table2.D2" office:value-type="string">
            <text:p text:style-name="Table_20_Contents">A List of types specific to this context.</text:p>
          </table:table-cell>
        </table:table-row>
      </table:table>
      <text:p text:style-name="Text_20_body"/>
      <text:h text:style-name="Heading_20_1" text:outline-level="1">Minimal Metadata</text:h>
      <text:p text:style-name="Text_20_body">When presenting entries briefly, e.g. in a list, only a small set of the metadata is used. In principle the decision of which set of metadata to use could be decided by each application. In addition, to minimize the amount of unnecessary metadata being transferred we introduce a mechanism where we can request only this smaller set of metadata. (This is especially useful when having large lists where we only need to shortly introduce the children.) We introduce the term <text:span text:style-name="T2">stub</text:span> to denote this smaller set of non complete metadata.</text:p>
      <text:p text:style-name="Text_20_body">Fundamental to how to handle and present a entry is the types, hence they should always be provided in the stub. In addition, a human readable title and a description (a longer text) describing the entry are often useful. The problem with the latter two is there is no two unique properties that can be assumed is always used for these purposes, hence we need to list a range of properties that can act as a title and description. Below we see a listing of properties which should be read as, first try to detect a dcterms:title if not found, use a foaf:name and so on.</text:p>
      <text:p text:style-name="Standard"><text:span text:style-name="T4">Title:</text:span> <text:span text:style-name="T5">[</text:span><text:span text:style-name="T6">"dcterms:title"</text:span><text:span text:style-name="T5">,</text:span><text:span text:style-name="T7"> </text:span><text:span text:style-name="T6">"foaf:name", "rdfs:label"</text:span><text:span text:style-name="T5">]</text:span></text:p>
      <text:p text:style-name="Standard"><text:span text:style-name="T4">Description:</text:span> <text:span text:style-name="T5">[</text:span><text:span text:style-name="T6">"dcterms:description"</text:span><text:span text:style-name="T5">,</text:span><text:span text:style-name="T7"> </text:span><text:span text:style-name="T6">"rdfs:comment"</text:span><text:span text:style-name="T5">]</text:span></text:p>
      <text:p text:style-name="P4"/>
      <text:p text:style-name="P4"/>
      <text:p text:style-name="Standard">This configuration should be kept in????</text:p>
      <text:p text:style-name="Standard">The namespaces, e.g. dcterms, are defined in entry 1 in the ontology context.</text:p>
      <text:h text:style-name="Heading_20_1" text:outline-level="1">Full Metadata</text:h>
      <text:p text:style-name="Text_20_body">Metadata in an entry is not specified by SCAM, any properties are in principle allowed. The only guiding principle is that the named graph should only contain statements relevant for the resource of the entry. Statements that are specific for the entry as a whole, for example metametadata should be expressed in entry named graph instead.</text:p>
      <text:p text:style-name="Text_20_body">Although SCAM does not provide a restriction on the metadata many application built on top of SCAM will. An application profile is a common term used for addressing a description of which metadata that are used in an application. However, a single application profile is not sensible, instead we need a range of application profiles for different kinds of entries. Hence, we need a mechanism to map the kind of entry to an application profile. The type information clearly useful here, however we need a priority between the type schemes as a single entry may and will in most situations use more than one type (although often only one of each type scheme):</text:p>
      <text:list text:style-name="L1">
        <text:list-item>
          <text:p text:style-name="P6">BuiltinType if expressed and not sc:None.</text:p>
        </text:list-item>
        <text:list-item>
          <text:p text:style-name="P6">ApplicationType if expressed.</text:p>
        </text:list-item>
        <text:list-item>
          <text:p text:style-name="P6"><text:soft-page-break/>MimeType if expressed.</text:p>
        </text:list-item>
      </text:list>
      <text:p text:style-name="Standard">In principle, all entrys should have one of the three above, a catch all application profile may be provided for safe measures but if used it should be considered an indication that something gone wrong.</text:p>
      <text:p text:style-name="Standard">The remaining two type schemes, LocationType and RepresentationType should still be used as they provide fundamental guidance to how SCAM and application will treat various entries, however they are not useful for deciding which application profile that should be used.</text:p>
      <text:p text:style-name="Standard"/>
      <text:p text:style-name="Standard">As there are very many MimeTypes, a good enough approximation could be to provide an application profile per category, e.g. a single application profile for "text" in both "text/html" and "text/msword". Or even better, give application profile for categories as fallback when specific mimetypes are missing.</text:p>
      <text:p text:style-name="Standard"/>
      <text:p text:style-name="Standard">Application profiles are more of a concept than a format, Annotation Profiles are a more concrete format used to define in detail which metadata that should be expressed. Annotation Profiles are designed so that form based user interfaces for both presentation and editing can be automatically generated from them. A recommendation is to specify an Annotation Profile for each of the Builtin, Application, and at least all categories of MimeTypes in the TypeManager.</text:p>
      <text:p text:style-name="Standard"/>
      <text:h text:style-name="Heading_20_1" text:outline-level="1">Icons</text:h>
      <text:p text:style-name="Standard">Icons should be detected in the same way as application profiles, i.e. by being specified on types and prioritized as described in the section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atthias Palmér</meta:initial-creator>
    <meta:creation-date>2008-06-30T12:04:08</meta:creation-date>
    <dc:creator>Matthias Palmér</dc:creator>
    <dc:date>2008-09-28T09:50:32</dc:date>
    <meta:editing-cycles>28</meta:editing-cycles>
    <meta:editing-duration>P9DT8H30M59S</meta:editing-duration>
    <meta:user-defined meta:name="Info 1"/>
    <meta:user-defined meta:name="Info 2"/>
    <meta:user-defined meta:name="Info 3"/>
    <meta:user-defined meta:name="Info 4"/>
    <meta:document-statistic meta:table-count="5" meta:image-count="0" meta:object-count="0" meta:page-count="5" meta:paragraph-count="141" meta:word-count="2103" meta:character-count="13146"/>
  </office:meta>
</office:document-meta>
</file>